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8ceb" officeooo:paragraph-rsid="00058ceb"/>
    </style:style>
    <style:style style:name="P2" style:family="paragraph" style:parent-style-name="Standard">
      <style:text-properties officeooo:rsid="00058ceb" officeooo:paragraph-rsid="00091842"/>
    </style:style>
    <style:style style:name="P3" style:family="paragraph" style:parent-style-name="Standard">
      <style:text-properties officeooo:rsid="00068f43" officeooo:paragraph-rsid="00068f43"/>
    </style:style>
    <style:style style:name="P4" style:family="paragraph" style:parent-style-name="Standard">
      <style:text-properties officeooo:rsid="00072c7a" officeooo:paragraph-rsid="00072c7a"/>
    </style:style>
    <style:style style:name="P5" style:family="paragraph" style:parent-style-name="Standard">
      <style:text-properties officeooo:rsid="00090268" officeooo:paragraph-rsid="00090268"/>
    </style:style>
    <style:style style:name="P6" style:family="paragraph" style:parent-style-name="Standard">
      <style:text-properties officeooo:rsid="00091842" officeooo:paragraph-rsid="00091842"/>
    </style:style>
    <style:style style:name="P7" style:family="paragraph" style:parent-style-name="Standard">
      <style:text-properties officeooo:rsid="000a172a" officeooo:paragraph-rsid="000a172a"/>
    </style:style>
    <style:style style:name="P8" style:family="paragraph" style:parent-style-name="Standard">
      <style:text-properties officeooo:rsid="000a9cc7" officeooo:paragraph-rsid="000a9cc7"/>
    </style:style>
    <style:style style:name="P9" style:family="paragraph" style:parent-style-name="Standard">
      <style:text-properties officeooo:rsid="000a9cc7" officeooo:paragraph-rsid="000daf23"/>
    </style:style>
    <style:style style:name="P10" style:family="paragraph" style:parent-style-name="Standard">
      <style:text-properties officeooo:rsid="000a9cc7" officeooo:paragraph-rsid="000e5158"/>
    </style:style>
    <style:style style:name="P11" style:family="paragraph" style:parent-style-name="Standard">
      <style:text-properties officeooo:rsid="000bc6d9" officeooo:paragraph-rsid="000bc6d9"/>
    </style:style>
    <style:style style:name="P12" style:family="paragraph" style:parent-style-name="Standard">
      <style:text-properties officeooo:rsid="000e5158" officeooo:paragraph-rsid="000e5158"/>
    </style:style>
    <style:style style:name="P13" style:family="paragraph" style:parent-style-name="Standard">
      <style:text-properties officeooo:rsid="000f66ad" officeooo:paragraph-rsid="000f66ad"/>
    </style:style>
    <style:style style:name="P14" style:family="paragraph" style:parent-style-name="Standard">
      <style:text-properties officeooo:rsid="0010d954" officeooo:paragraph-rsid="0010d954"/>
    </style:style>
    <style:style style:name="P15" style:family="paragraph" style:parent-style-name="Standard">
      <style:text-properties officeooo:rsid="00117835" officeooo:paragraph-rsid="00117835"/>
    </style:style>
    <style:style style:name="P16" style:family="paragraph" style:parent-style-name="Standard">
      <style:text-properties officeooo:rsid="00122859" officeooo:paragraph-rsid="00122859"/>
    </style:style>
    <style:style style:name="P17" style:family="paragraph" style:parent-style-name="Standard">
      <style:text-properties officeooo:rsid="0013247e" officeooo:paragraph-rsid="0013247e"/>
    </style:style>
    <style:style style:name="P18" style:family="paragraph" style:parent-style-name="Standard">
      <style:text-properties officeooo:rsid="0014966b" officeooo:paragraph-rsid="0014966b"/>
    </style:style>
    <style:style style:name="P19" style:family="paragraph" style:parent-style-name="Standard">
      <style:text-properties officeooo:rsid="0014966b" officeooo:paragraph-rsid="0015582c"/>
    </style:style>
    <style:style style:name="P20" style:family="paragraph" style:parent-style-name="Standard">
      <style:text-properties officeooo:rsid="0015582c" officeooo:paragraph-rsid="0015582c"/>
    </style:style>
    <style:style style:name="P21" style:family="paragraph" style:parent-style-name="Standard">
      <style:text-properties officeooo:rsid="0016efa7" officeooo:paragraph-rsid="0016efa7"/>
    </style:style>
    <style:style style:name="P22" style:family="paragraph" style:parent-style-name="Standard">
      <style:paragraph-properties fo:text-align="justify" style:justify-single-word="false"/>
      <style:text-properties officeooo:rsid="0016efa7" officeooo:paragraph-rsid="0016efa7"/>
    </style:style>
    <style:style style:name="P23" style:family="paragraph" style:parent-style-name="Standard">
      <style:text-properties officeooo:rsid="000daf23" officeooo:paragraph-rsid="000daf23"/>
    </style:style>
    <style:style style:name="P24" style:family="paragraph" style:parent-style-name="Standard">
      <style:text-properties officeooo:rsid="000bc6d9" officeooo:paragraph-rsid="000bc6d9"/>
    </style:style>
    <style:style style:name="P25" style:family="paragraph" style:parent-style-name="Standard">
      <style:text-properties officeooo:rsid="00091842" officeooo:paragraph-rsid="00091842"/>
    </style:style>
    <style:style style:name="P26" style:family="paragraph" style:parent-style-name="Standard">
      <style:text-properties officeooo:rsid="00068f43" officeooo:paragraph-rsid="001bbd46"/>
    </style:style>
    <style:style style:name="T1" style:family="text">
      <style:text-properties officeooo:rsid="00068f43"/>
    </style:style>
    <style:style style:name="T2" style:family="text">
      <style:text-properties officeooo:rsid="00072c7a"/>
    </style:style>
    <style:style style:name="T3" style:family="text">
      <style:text-properties officeooo:rsid="00090268"/>
    </style:style>
    <style:style style:name="T4" style:family="text">
      <style:text-properties officeooo:rsid="00091842"/>
    </style:style>
    <style:style style:name="T5" style:family="text">
      <style:text-properties officeooo:rsid="000a172a"/>
    </style:style>
    <style:style style:name="T6" style:family="text">
      <style:text-properties officeooo:rsid="000daf23"/>
    </style:style>
    <style:style style:name="T7" style:family="text">
      <style:text-properties officeooo:rsid="000e5158"/>
    </style:style>
    <style:style style:name="T8" style:family="text">
      <style:text-properties officeooo:rsid="000f66ad"/>
    </style:style>
    <style:style style:name="T9" style:family="text">
      <style:text-properties officeooo:rsid="0010d954"/>
    </style:style>
    <style:style style:name="T10" style:family="text">
      <style:text-properties officeooo:rsid="00117835"/>
    </style:style>
    <style:style style:name="T11" style:family="text">
      <style:text-properties officeooo:rsid="00122859"/>
    </style:style>
    <style:style style:name="T12" style:family="text">
      <style:text-properties officeooo:rsid="0014966b"/>
    </style:style>
    <style:style style:name="T13" style:family="text">
      <style:text-properties officeooo:rsid="0015582c"/>
    </style:style>
    <style:style style:name="T14" style:family="text">
      <style:text-properties officeooo:rsid="0016efa7"/>
    </style:style>
    <style:style style:name="T15" style:family="text">
      <style:text-properties officeooo:rsid="0018e5e1"/>
    </style:style>
    <style:style style:name="T16" style:family="text">
      <style:text-properties officeooo:rsid="001905f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in<text:span text:style-name="T1">t</text:span>ing Pricing – <text:span text:style-name="T1">by pages, left to right</text:span></text:p>
      <text:p text:style-name="P1"/>
      <text:p text:style-name="P1">P <text:span text:style-name="T1">1</text:span></text:p>
      <text:p text:style-name="P1"><text:span text:style-name="T1">The Breakfast Crowd, 20”x26”…………………...$</text:span><text:span text:style-name="T5">1700</text:span></text:p>
      <text:p text:style-name="P3">Summer Dreams, 24”x30”…...……………………$5500</text:p>
      <text:p text:style-name="P3">Jammin’, …14”x18”………………………...…….$<text:span text:style-name="T5">2700</text:span></text:p>
      <text:p text:style-name="P3">I Hope You Dance, 24”x48”………………...……..$<text:span text:style-name="T5">2</text:span>000</text:p>
      <text:p text:style-name="P3">Tire Swing, 24”x30”………………………..……...$<text:span text:style-name="T5">13</text:span>00</text:p>
      <text:p text:style-name="P3">Number 15, 24”x30”……………………………….$5000</text:p>
      <text:p text:style-name="P3"/>
      <text:p text:style-name="P3">P2</text:p>
      <text:p text:style-name="P3">I Gotta Bite!, 20”x24”……………………………..$<text:span text:style-name="T5">17</text:span>00</text:p>
      <text:p text:style-name="P3">Purple Rain, 24”x20”……………………...……….$<text:span text:style-name="T5">23</text:span>00</text:p>
      <text:p text:style-name="P3">Nights with LaDonna, 20”x24”…………...………..$<text:span text:style-name="T5">37</text:span>00</text:p>
      <text:p text:style-name="P3">Diane’s Lute, 20”x24”…………………..………..….$<text:span text:style-name="T5">9</text:span>00</text:p>
      <text:p text:style-name="P3">Bubbles, 24”<text:span text:style-name="T2">x</text:span>30”…………………………….…….$<text:span text:style-name="T5">13</text:span>00</text:p>
      <text:p text:style-name="P3"/>
      <text:p text:style-name="P3">P3</text:p>
      <text:p text:style-name="P4">Home Late, 20”<text:span text:style-name="T3">x</text:span>24”………………………………...$<text:span text:style-name="T5">1</text:span>700</text:p>
      <text:p text:style-name="P4">Athena………………………………………………...Sold</text:p>
      <text:p text:style-name="P5"><text:span text:style-name="T16">Sheet Music…………………………………………...Sold</text:span> </text:p>
      <text:p text:style-name="P5">Undetrmined (On the Dock?)</text:p>
      <text:p text:style-name="P5">Jazzzzzzz, 20”x24”………………………………….$<text:span text:style-name="T5">23</text:span>00</text:p>
      <text:p text:style-name="P5"/>
      <text:p text:style-name="P5">P4</text:p>
      <text:p text:style-name="P5">Sweet Gypsy Man, 20”x24…………………………..$<text:span text:style-name="T5">17</text:span>00</text:p>
      <text:p text:style-name="P5">He’s My Bro, 20”x24”…………………………...…..$<text:span text:style-name="T5">23</text:span>00</text:p>
      <text:p text:style-name="P5">Water World, 24”x30”………………………………..$<text:span text:style-name="T5">1</text:span>500</text:p>
      <text:p text:style-name="P5">The Roundup, 24”X30”…………………………...….$<text:span text:style-name="T5">34</text:span>00</text:p>
      <text:p text:style-name="P5">Kansas City Sprite, 24”36”…………………………...$<text:span text:style-name="T5">30</text:span>00</text:p>
      <text:p text:style-name="P3"/>
      <text:p text:style-name="P6">P5</text:p>
      <text:p text:style-name="P2"><text:span text:style-name="T4">The Violin Section, 20”24”…………………………..$</text:span><text:span text:style-name="T5">13</text:span><text:span text:style-name="T4">00</text:span></text:p>
      <text:p text:style-name="P6">Table for One…………………………………………..Sold</text:p>
      <text:p text:style-name="P2"><text:span text:style-name="T4">Undetermined </text:span><text:span text:style-name="T6">(Provocation in Red?)</text:span><text:tab/></text:p>
      <text:p text:style-name="P6">Undetermined <text:span text:style-name="T6">(On the Dock?)</text:span></text:p>
      <text:p text:style-name="P26">In the Wings, 24”x20”………………….…………..$<text:span text:style-name="T5">23</text:span>00</text:p>
      <text:p text:style-name="P6">Headin’ In………………………………..…………..$<text:span text:style-name="T5">3</text:span>000</text:p>
      <text:p text:style-name="P1"/>
      <text:p text:style-name="P7">S1</text:p>
      <text:p text:style-name="P8"><text:span text:style-name="T6">Seated f</text:span>emale <text:span text:style-name="T6">in violet dress</text:span>(left top)…….….………..$225</text:p>
      <text:p text:style-name="P8"><text:span text:style-name="T6">Nude m</text:span>ale <text:span text:style-name="T6">with ladder</text:span> (middle)……………………….$350</text:p>
      <text:p text:style-name="P8">Female <text:span text:style-name="T6">in pink</text:span> (right top<text:span text:style-name="T6">$</text:span>)………….……..…………..$225</text:p>
      <text:p text:style-name="P8"><text:span text:style-name="T6">Back of nude m</text:span>ale (middle left)………………………..$225</text:p>
      <text:p text:style-name="P23">Seated male nude……………………………………….$225</text:p>
      <text:p text:style-name="P10">Female <text:span text:style-name="T6">in pink </text:span>(bottom <text:span text:style-name="T7">left</text:span>)……….…..……………….$275</text:p>
      <text:p text:style-name="P9"><text:span text:style-name="T6">Seated f</text:span>emale (middle bottom)……………...………….$225</text:p>
      <text:p text:style-name="P12">Back view female nude (bottom right)………………….$175</text:p>
      <text:p text:style-name="P11">S2</text:p>
      <text:p text:style-name="P11"><text:soft-page-break/>Female (right top)………………………………………..$275</text:p>
      <text:p text:style-name="P11">Four clowns, sold as set………………………………...$1000</text:p>
      <text:p text:style-name="P11">Female (left bottom)………………...……………………$225</text:p>
      <text:p text:style-name="P11"/>
      <text:p text:style-name="P11">S3</text:p>
      <text:p text:style-name="P11">Female <text:span text:style-name="T8">black dress……...</text:span>………………………………..$200</text:p>
      <text:p text:style-name="P11">2 <text:span text:style-name="T8">m</text:span>ale <text:span text:style-name="T8">nudes</text:span> (center top)……………….………………...$300</text:p>
      <text:p text:style-name="P11">Female <text:span text:style-name="T8">nude sanding </text:span>(top…………………………………$225</text:p>
      <text:p text:style-name="P11">Female <text:span text:style-name="T8">nude seated </text:span>(center<text:span text:style-name="T8">)</text:span>……………………………….$225</text:p>
      <text:p text:style-name="P11">Female (guitar)………...…………………………………..$175</text:p>
      <text:p text:style-name="P11">Female <text:span text:style-name="T8">nude seated </text:span>(left bottom}……....………………….$225</text:p>
      <text:p text:style-name="P11">Female <text:span text:style-name="T8">nude laying down</text:span> (right botto<text:span text:style-name="T8">m</text:span>………………..….$225</text:p>
      <text:p text:style-name="P11"/>
      <text:p text:style-name="P13">S4</text:p>
      <text:p text:style-name="P13">Seated female nude with pastel (top left)…………………..$275</text:p>
      <text:p text:style-name="P13">Seated female in violet with pastel (top right)……………...$275</text:p>
      <text:p text:style-name="P13">Resting male nude with pastel (bottom left)…..….………...$250</text:p>
      <text:p text:style-name="P13">Seated female nude back view……………………………...$300</text:p>
      <text:p text:style-name="P13">Male nude standing (right middle)…….…………………....$225</text:p>
      <text:p text:style-name="P13">Standing female nude (bottom right).……………………….$250</text:p>
      <text:p text:style-name="P13"/>
      <text:p text:style-name="P13">S5</text:p>
      <text:p text:style-name="P13">Reclining woman in white w/pastel (top left)……..………...$300</text:p>
      <text:p text:style-name="P13">Reclining male nude <text:span text:style-name="T9">back view </text:span>w/pastel (top right...……….$300</text:p>
      <text:p text:style-name="P13">Reclining female nude <text:span text:style-name="T9">back</text:span> view w/pastel (right).……….....$300</text:p>
      <text:p text:style-name="P14">Seated male nude w/pastels (bottom left)……..……………..$300</text:p>
      <text:p text:style-name="P14">Seated female nude back view (middle bottom)……………..$175</text:p>
      <text:p text:style-name="P14">Seated female nude with flower (right bottom)….…………...$300</text:p>
      <text:p text:style-name="P14"/>
      <text:p text:style-name="P14">S6</text:p>
      <text:p text:style-name="P14">Seated male nude side view (top left)………………………..$275</text:p>
      <text:p text:style-name="P14">Reclining female back view (top right)…...………………….$175</text:p>
      <text:p text:style-name="P14"><text:span text:style-name="T14">Duplicate/replace</text:span> (middle)…………..……………………….$125</text:p>
      <text:p text:style-name="P14">Boy w/balloon (right middle)…………………………………$275</text:p>
      <text:p text:style-name="P14">Reclin<text:span text:style-name="T10">in</text:span>g female (bottom left)…………..…………...………..$175</text:p>
      <text:p text:style-name="P14">Female nude <text:span text:style-name="T10">torso </text:span>(center bottom)………....………………….$175</text:p>
      <text:p text:style-name="P14">Female nude side view (bottom right)………….……………...$225</text:p>
      <text:p text:style-name="P14"/>
      <text:p text:style-name="P15">S7</text:p>
      <text:p text:style-name="P16">Female nude with shawl (top left)……….…………………….$175</text:p>
      <text:p text:style-name="P16">Reclining female nude (middle top)…………………………...$175</text:p>
      <text:p text:style-name="P16">Seated female nude side view (top right)………………………$225</text:p>
      <text:p text:style-name="P16">Reclining male nude w/pastel (right)……………….…………..$275</text:p>
      <text:p text:style-name="P16">Female nude with stool (middle)……………………………….$225</text:p>
      <text:p text:style-name="P16">Reclining female w/pastels (bottom left)……………………….$275</text:p>
      <text:p text:style-name="P16">Seated male nude side view (bottom right)……………….…….$275</text:p>
      <text:p text:style-name="P16"/>
      <text:p text:style-name="P16">S8</text:p>
      <text:p text:style-name="P17">Female nude back view w/pastel (top left)……………..……….$225</text:p>
      <text:p text:style-name="P17"><text:soft-page-break/>Seated <text:span text:style-name="T11">female nude </text:span>torso (center top)…………………………...$300</text:p>
      <text:p text:style-name="P17">Female resting on chair w/pastel (top right)………………….…$225 </text:p>
      <text:p text:style-name="P17">Nude seated male back view w/pastel…………………………...$300</text:p>
      <text:p text:style-name="P17">Seated nude male front view…………………………………….$300</text:p>
      <text:p text:style-name="P17">Reclining female w/pastel……………………………………….#175</text:p>
      <text:p text:style-name="P17"/>
      <text:p text:style-name="P17">S9</text:p>
      <text:p text:style-name="P17">Seated <text:span text:style-name="T11">female nude </text:span>(top left)……..……………………………..$300</text:p>
      <text:p text:style-name="P17">Reclining <text:span text:style-name="T11">female nude </text:span>leg raised (middle top)………………….$275</text:p>
      <text:p text:style-name="P17">Male nude with stool (middle <text:span text:style-name="T12">bottom</text:span>)…………………………..$175</text:p>
      <text:p text:style-name="P17">Reclining <text:span text:style-name="T12">female </text:span>w/pastel (left bottom)……...………………….$225</text:p>
      <text:p text:style-name="P17">Reclining female back view w/pastel <text:span text:style-name="T12">(bottom right)………</text:span>…….$300</text:p>
      <text:p text:style-name="P17"/>
      <text:p text:style-name="P20">S10</text:p>
      <text:p text:style-name="P18">Reclining <text:span text:style-name="T11">female nude </text:span>torso w/pastel (top left)…………….…….$3<text:span text:style-name="T13">00</text:span></text:p>
      <text:p text:style-name="P19">Reclin<text:span text:style-name="T13">in</text:span>g <text:span text:style-name="T11">female nude </text:span>(top right)………………………………...<text:span text:style-name="T13">$400</text:span></text:p>
      <text:p text:style-name="P19">Reclin<text:span text:style-name="T13">in</text:span>g <text:span text:style-name="T11">female nude </text:span><text:span text:style-name="T13">(middle)…………………………………..$175</text:span></text:p>
      <text:p text:style-name="P20">Standing female nude (middle right)….…………………………..$275</text:p>
      <text:p text:style-name="P20">Lute player……………………………..………………………….Sold</text:p>
      <text:p text:style-name="P20">Seated female nude side view<text:span text:style-name="T9"> </text:span>(bottom right)…………………......$325</text:p>
      <text:p text:style-name="P20"/>
      <text:p text:style-name="P20">S11</text:p>
      <text:p text:style-name="P20"/>
      <text:p text:style-name="P20">Ballerinas sold as a group………………………………………….$800</text:p>
      <text:p text:style-name="P20"/>
      <text:p text:style-name="P20">S12</text:p>
      <text:p text:style-name="P20">Seated female nude w/ color (top left)……………….…………….$175</text:p>
      <text:p text:style-name="P20">Seated male nude side view (top right)……………………...……..$225</text:p>
      <text:p text:style-name="P20">Reclining girl…………………………………………………….…Sold</text:p>
      <text:p text:style-name="P20">Seated female nude side view (left bottom)………………………..$175</text:p>
      <text:p text:style-name="P20">Sleeping nude male (bottom middle)……………………………….$175</text:p>
      <text:p text:style-name="P20">Female nude torso side view (bottom right)………………...……...$225</text:p>
      <text:p text:style-name="P20"/>
      <text:p text:style-name="P21">S13</text:p>
      <text:p text:style-name="P21">2 female nudes back views (left top)…..…………………………..$175</text:p>
      <text:p text:style-name="P21"><text:span text:style-name="T13">Seated female nude </text:span>(top right)……………………………………..NFS</text:p>
      <text:p text:style-name="P21">Reclining female nude (bottom left)……………………………….$400</text:p>
      <text:p text:style-name="P21">Reclining male nude back view (middle)…………………………..$175</text:p>
      <text:p text:style-name="P21">Reclining male nude back view w/pastel (bottom right)…………...$275</text:p>
      <text:p text:style-name="P21"/>
      <text:p text:style-name="P21">S14</text:p>
      <text:p text:style-name="P22">Seated male nude <text:span text:style-name="T15">back view</text:span> (top left)……...……………………...$175</text:p>
      <text:p text:style-name="P21">Seated male nude (middle top)……………………………………..$225</text:p>
      <text:p text:style-name="P21">Seated female nude back view w/pastel (top right)…...……………$300</text:p>
      <text:p text:style-name="P21">Seated female nude back view (bottom left)………….…………....$275</text:p>
      <text:p text:style-name="P21">Seated female w/pastel (middle)…………..………………………..$175</text:p>
      <text:p text:style-name="P21">Reclining female w/pastel (middle right)…………………………...$225</text:p>
      <text:p text:style-name="P21">Reclining male nude (bottom right)………………………………...$275</text:p>
      <text:p text:style-name="P21"/>
      <text:p text:style-name="P21"><text:soft-page-break/></text:p>
      <text:p text:style-name="P21"/>
      <text:p text:style-name="P21"/>
      <text:p text:style-name="P21"/>
      <text:p text:style-name="P20"/>
      <text:p text:style-name="P20"/>
      <text:p text:style-name="P13"/>
      <text:p text:style-name="P13"/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7T19:17:56.110000000</meta:creation-date>
    <dc:date>2024-06-28T17:46:36.573000000</dc:date>
    <meta:editing-duration>PT3H6M52S</meta:editing-duration>
    <meta:editing-cycles>13</meta:editing-cycles>
    <meta:generator>LibreOffice/24.2.3.2$Windows_X86_64 LibreOffice_project/433d9c2ded56988e8a90e6b2e771ee4e6a5ab2ba</meta:generator>
    <meta:print-date>2024-06-27T21:23:16.968000000</meta:print-date>
    <meta:printed-by>PDF files</meta:printed-by>
    <meta:document-statistic meta:table-count="0" meta:image-count="0" meta:object-count="0" meta:page-count="4" meta:paragraph-count="127" meta:word-count="553" meta:character-count="5225" meta:non-whitespace-character-count="4795"/>
  </office:meta>
</office:document-meta>
</file>